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3.18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.847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2.1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207cm" svg:height="1.524cm" svg:x="1.762cm" svg:y="1.889cm">
          <text:p text:style-name="P1">Key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207cm" svg:height="1.524cm" svg:x="1.762cm" svg:y="21.828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05cm" svg:height="0.508cm" svg:x="7.604cm" svg:y="22.336cm">
          <text:p text:style-name="P1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969cm" svg:y1="22.59cm" svg:x2="7.604cm" svg:y2="22.59cm" draw:start-shape="id1" draw:start-glue-point="10" draw:end-shape="id2" draw:end-glue-point="6" svg:d="M6969 22590h635" svg:viewBox="0 0 636 1">
          <text:p/>
        </draw:connector>
        <draw:custom-shape draw:style-name="gr4" draw:text-style-name="P1" xml:id="id3" draw:id="id3" draw:layer="layout" svg:width="3.81cm" svg:height="1.27cm" svg:x="10.525cm" svg:y="20.939cm">
          <text:p text:style-name="P1">Expr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509cm" svg:y1="22.59cm" svg:x2="10.525cm" svg:y2="21.574cm" draw:start-shape="id2" draw:start-glue-point="10" draw:end-shape="id3" draw:end-glue-point="6" svg:d="M9509 22590l1016-1016" svg:viewBox="0 0 1017 1017">
          <text:p/>
        </draw:connector>
        <draw:custom-shape draw:style-name="gr4" draw:text-style-name="P1" xml:id="id4" draw:id="id4" draw:layer="layout" svg:width="3.81cm" svg:height="1.27cm" svg:x="15.986cm" svg:y="22.844cm">
          <text:p text:style-name="P1">E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.335cm" svg:y1="21.574cm" svg:x2="15.986cm" svg:y2="23.479cm" draw:start-shape="id3" draw:start-glue-point="10" draw:end-shape="id4" draw:end-glue-point="6" svg:d="M14335 21574l1651 1905" svg:viewBox="0 0 1652 1906">
          <text:p/>
        </draw:connector>
        <draw:custom-shape draw:style-name="gr1" draw:text-style-name="P1" xml:id="id6" draw:id="id6" draw:layer="layout" svg:width="5.207cm" svg:height="1.524cm" svg:x="8.366cm" svg:y="2.143cm">
          <text:p text:style-name="P1">Var || final 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969cm" svg:y1="2.651cm" svg:x2="8.366cm" svg:y2="2.905cm" draw:start-shape="id5" draw:start-glue-point="10" draw:end-shape="id6" draw:end-glue-point="6" svg:d="M6969 2651l1397 254" svg:viewBox="0 0 1398 255">
          <text:p/>
        </draw:connector>
        <draw:custom-shape draw:style-name="gr4" draw:text-style-name="P1" xml:id="id7" draw:id="id7" draw:layer="layout" svg:width="3.81cm" svg:height="1.27cm" svg:x="14.462cm" svg:y="2.27cm">
          <text:p text:style-name="P1">Expr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3.573cm" svg:y1="2.905cm" svg:x2="14.462cm" svg:y2="2.905cm" draw:start-shape="id6" draw:start-glue-point="10" draw:end-shape="id7" draw:end-glue-point="6" svg:d="M13573 2905h889" svg:viewBox="0 0 890 1">
          <text:p/>
        </draw:connector>
        <draw:custom-shape draw:style-name="gr1" draw:text-style-name="P1" xml:id="id8" draw:id="id8" draw:layer="layout" svg:width="5.207cm" svg:height="1.524cm" svg:x="6.588cm" svg:y="4.81cm">
          <text:p text:style-name="P1">If || while || f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969cm" svg:y1="2.651cm" svg:x2="6.588cm" svg:y2="5.699cm">
          <text:p/>
        </draw:line>
        <draw:custom-shape draw:style-name="gr2" draw:text-style-name="P1" xml:id="id9" draw:id="id9" draw:layer="layout" svg:width="1.905cm" svg:height="0.508cm" svg:x="12.938cm" svg:y="5.318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1.795cm" svg:y1="5.572cm" svg:x2="12.938cm" svg:y2="5.572cm" draw:start-shape="id8" draw:start-glue-point="10" draw:end-shape="id9" draw:end-glue-point="6" svg:d="M11795 5572h1143" svg:viewBox="0 0 1144 1">
          <text:p/>
        </draw:connector>
        <draw:custom-shape draw:style-name="gr4" draw:text-style-name="P1" xml:id="id10" draw:id="id10" draw:layer="layout" svg:width="3.81cm" svg:height="1.27cm" svg:x="14.335cm" svg:y="6.588cm">
          <text:p text:style-name="P1">Expr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.843cm" svg:y1="5.572cm" svg:x2="14.335cm" svg:y2="7.223cm" draw:start-shape="id9" draw:start-glue-point="10" draw:end-shape="id10" draw:end-glue-point="6" svg:d="M14843 5572l-508 1651" svg:viewBox="0 0 509 1652">
          <text:p/>
        </draw:connector>
        <draw:custom-shape draw:style-name="gr2" draw:text-style-name="P1" xml:id="id11" draw:id="id11" draw:layer="layout" svg:width="1.905cm" svg:height="0.508cm" svg:x="14.716cm" svg:y="8.874cm">
          <text:p text:style-name="P1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8.145cm" svg:y1="7.223cm" svg:x2="14.716cm" svg:y2="9.128cm" draw:start-shape="id10" draw:start-glue-point="10" draw:end-shape="id11" draw:end-glue-point="6" svg:d="M18145 7223l-3429 1905" svg:viewBox="0 0 3430 19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4:44:09.097497788</meta:creation-date>
    <dc:date>2020-08-16T14:48:49.187873652</dc:date>
    <meta:editing-duration>PT4M40S</meta:editing-duration>
    <meta:editing-cycles>4</meta:editing-cycles>
    <meta:generator>LibreOffice/6.4.4.2$Linux_X86_64 LibreOffice_project/40$Build-2</meta:generator>
    <meta:document-statistic meta:object-count="20"/>
  </office:meta>
</office:document-meta>
</file>